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4.38mm"/>
    </style:style>
    <style:style style:name="co3" style:family="table-column">
      <style:table-column-properties fo:break-before="auto" style:column-width="24.84mm"/>
    </style:style>
    <style:style style:name="co4" style:family="table-column">
      <style:table-column-properties fo:break-before="auto" style:column-width="36.42mm"/>
    </style:style>
    <style:style style:name="co5" style:family="table-column">
      <style:table-column-properties fo:break-before="auto" style:column-width="2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3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13.79mm"/>
    </style:style>
    <style:style style:name="co13" style:family="table-column">
      <style:table-column-properties fo:break-before="auto" style:column-width="6.23mm"/>
    </style:style>
    <style:style style:name="co14" style:family="table-column">
      <style:table-column-properties fo:break-before="auto" style:column-width="14.99mm"/>
    </style:style>
    <style:style style:name="co15" style:family="table-column">
      <style:table-column-properties fo:break-before="auto" style:column-width="41.93mm"/>
    </style:style>
    <style:style style:name="co16" style:family="table-column">
      <style:table-column-properties fo:break-before="auto" style:column-width="31.03mm"/>
    </style:style>
    <style:style style:name="co17" style:family="table-column">
      <style:table-column-properties fo:break-before="auto" style:column-width="26.49mm"/>
    </style:style>
    <style:style style:name="co18" style:family="table-column">
      <style:table-column-properties fo:break-before="auto" style:column-width="35.12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25.4mm"/>
    </style:style>
    <style:style style:name="co21" style:family="table-column">
      <style:table-column-properties fo:break-before="auto" style:column-width="30.3mm"/>
    </style:style>
    <style:style style:name="co22" style:family="table-column">
      <style:table-column-properties fo:break-before="auto" style:column-width="32.95mm"/>
    </style:style>
    <style:style style:name="co23" style:family="table-column">
      <style:table-column-properties fo:break-before="auto" style:column-width="12.52mm"/>
    </style:style>
    <style:style style:name="co24" style:family="table-column">
      <style:table-column-properties fo:break-before="auto" style:column-width="13.56mm"/>
    </style:style>
    <style:style style:name="co25" style:family="table-column">
      <style:table-column-properties fo:break-before="auto" style:column-width="28.05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9.37mm"/>
    </style:style>
    <style:style style:name="co28" style:family="table-column">
      <style:table-column-properties fo:break-before="auto" style:column-width="18.31mm"/>
    </style:style>
    <style:style style:name="co29" style:family="table-column">
      <style:table-column-properties fo:break-before="auto" style:column-width="21.2mm"/>
    </style:style>
    <style:style style:name="co30" style:family="table-column">
      <style:table-column-properties fo:break-before="auto" style:column-width="19.61mm"/>
    </style:style>
    <style:style style:name="co31" style:family="table-column">
      <style:table-column-properties fo:break-before="auto" style:column-width="23.3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3.14mm"/>
    </style:style>
    <style:style style:name="co34" style:family="table-column">
      <style:table-column-properties fo:break-before="auto" style:column-width="16.99mm"/>
    </style:style>
    <style:style style:name="co35" style:family="table-column">
      <style:table-column-properties fo:break-before="auto" style:column-width="15.15mm"/>
    </style:style>
    <style:style style:name="co36" style:family="table-column">
      <style:table-column-properties fo:break-before="auto" style:column-width="10.88mm"/>
    </style:style>
    <style:style style:name="co37" style:family="table-column">
      <style:table-column-properties fo:break-before="auto" style:column-width="4.89mm"/>
    </style:style>
    <style:style style:name="co38" style:family="table-column">
      <style:table-column-properties fo:break-before="auto" style:column-width="18.38mm"/>
    </style:style>
    <style:style style:name="co39" style:family="table-column">
      <style:table-column-properties fo:break-before="auto" style:column-width="25.52mm"/>
    </style:style>
    <style:style style:name="co40" style:family="table-column">
      <style:table-column-properties fo:break-before="auto" style:column-width="25.19mm"/>
    </style:style>
    <style:style style:name="co41" style:family="table-column">
      <style:table-column-properties fo:break-before="auto" style:column-width="18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7">
      <style:table-cell-properties fo:border="0.06pt solid #000000"/>
    </style:style>
    <style:style style:name="ce6" style:family="table-cell" style:parent-style-name="Default" style:data-style-name="N116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2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2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16">
      <style:table-cell-properties style:text-align-source="fix" style:repeat-content="false" fo:border="0.06pt solid #000000"/>
      <style:paragraph-properties fo:text-align="end" fo:margin-left="0m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7">
      <style:table-cell-properties fo:background-color="#ffffcc" fo:border="0.06pt solid #000000"/>
    </style:style>
    <style:style style:name="ce13" style:family="table-cell" style:parent-style-name="Default" style:data-style-name="N116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7">
      <style:table-cell-properties fo:background-color="#e6e6e6" fo:border="0.06pt solid #000000"/>
    </style:style>
    <style:style style:name="ce21" style:family="table-cell" style:parent-style-name="Default" style:data-style-name="N117">
      <style:table-cell-properties fo:background-color="#99ccff" fo:border="0.06pt solid #000000"/>
    </style:style>
    <style:style style:name="ce22" style:family="table-cell" style:parent-style-name="Default" style:data-style-name="N117">
      <style:table-cell-properties fo:background-color="#ffff99" fo:border="0.06pt solid #000000"/>
    </style:style>
    <style:style style:name="ce23" style:family="table-cell" style:parent-style-name="Default" style:data-style-name="N115">
      <style:table-cell-properties fo:background-color="#e6e6e6" fo:border="0.06pt solid #000000"/>
    </style:style>
    <style:style style:name="ce24" style:family="table-cell" style:parent-style-name="Default" style:data-style-name="N115">
      <style:table-cell-properties fo:background-color="#99ccff" fo:border="0.06pt solid #000000"/>
    </style:style>
    <style:style style:name="ce25" style:family="table-cell" style:parent-style-name="Default" style:data-style-name="N115">
      <style:table-cell-properties fo:background-color="#ffff99" fo:border="0.06pt solid #000000"/>
    </style:style>
    <style:style style:name="ce26" style:family="table-cell" style:parent-style-name="Default" style:data-style-name="N120">
      <style:table-cell-properties fo:background-color="#e6e6e6" fo:border="0.06pt solid #000000"/>
    </style:style>
    <style:style style:name="ce27" style:family="table-cell" style:parent-style-name="Default" style:data-style-name="N120">
      <style:table-cell-properties fo:background-color="#99ccff" fo:border="0.06pt solid #000000"/>
    </style:style>
    <style:style style:name="ce28" style:family="table-cell" style:parent-style-name="Default" style:data-style-name="N12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9"/>
          <table:table-cell/>
          <table:table-cell table:style-name="ce29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1mm" svg:height="9.91mm" svg:x="198.56mm" svg:y="8.3mm" draw:caption-point-x="-5.75mm" draw:caption-point-y="13.33m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1.13mm" svg:height="13.86mm" svg:x="336.21mm" svg:y="7.06mm" draw:caption-point-x="-7.63mm" draw:caption-point-y="14.57m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052364" calcext:value-type="float">
            <text:p>0,05</text:p>
          </table:table-cell>
          <table:table-cell table:style-name="ce4" table:formula="of:=[$calcul.$M22]" office:value-type="float" office:value="0.034281" calcext:value-type="float">
            <text:p>0,03</text:p>
          </table:table-cell>
          <table:table-cell table:style-name="ce4" table:formula="of:=[$calcul.$M15]" office:value-type="float" office:value="0.051012" calcext:value-type="float">
            <text:p>0,05</text:p>
          </table:table-cell>
          <table:table-cell table:style-name="ce6" table:formula="of:=[.D7]/[.E7]" office:value-type="float" office:value="1.52749336367084" calcext:value-type="float">
            <text:p>1,5</text:p>
          </table:table-cell>
          <table:table-cell table:style-name="ce6" table:formula="of:=[.D7]/[.F7]" office:value-type="float" office:value="1.02650356778797" calcext:value-type="float">
            <text:p>1,0</text:p>
          </table:table-cell>
          <table:table-cell table:style-name="ce9" table:formula="of:=IF([.G7]-[.H7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034281" calcext:value-type="float">
            <text:p>0,03</text:p>
          </table:table-cell>
          <table:table-cell table:style-name="ce4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503573" calcext:value-type="float">
            <text:p>0,50</text:p>
          </table:table-cell>
          <table:table-cell table:style-name="ce4" table:formula="of:=[$calcul.$M23]" office:value-type="float" office:value="0.262902" calcext:value-type="float">
            <text:p>0,26</text:p>
          </table:table-cell>
          <table:table-cell table:style-name="ce4" table:formula="of:=[$calcul.$M16]" office:value-type="float" office:value="0.522628" calcext:value-type="float">
            <text:p>0,52</text:p>
          </table:table-cell>
          <table:table-cell table:style-name="ce6" table:formula="of:=[.D8]/[.E8]" office:value-type="float" office:value="1.91543997383055" calcext:value-type="float">
            <text:p>1,9</text:p>
          </table:table-cell>
          <table:table-cell table:style-name="ce6" table:formula="of:=[.D8]/[.F8]" office:value-type="float" office:value="0.963540032298308" calcext:value-type="float">
            <text:p>1,0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089046" calcext:value-type="float">
            <text:p>0,09</text:p>
          </table:table-cell>
          <table:table-cell table:style-name="ce4" table:formula="of:=[.$L$7]/[.L8]" office:value-type="float" office:value="0.384980796442288" calcext:value-type="float">
            <text:p>0,38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736312" calcext:value-type="float">
            <text:p>0,74</text:p>
          </table:table-cell>
          <table:table-cell table:style-name="ce4" table:formula="of:=[$calcul.$M24]" office:value-type="float" office:value="2.841222" calcext:value-type="float">
            <text:p>2,84</text:p>
          </table:table-cell>
          <table:table-cell table:style-name="ce4" table:formula="of:=[$calcul.$M17]" office:value-type="float" office:value="1.466447" calcext:value-type="float">
            <text:p>1,47</text:p>
          </table:table-cell>
          <table:table-cell table:style-name="ce6" table:formula="of:=[.D9]/[.E9]" office:value-type="float" office:value="0.259153279821147" calcext:value-type="float">
            <text:p>0,3</text:p>
          </table:table-cell>
          <table:table-cell table:style-name="ce6" table:formula="of:=[.D9]/[.F9]" office:value-type="float" office:value="0.502106110892518" calcext:value-type="float">
            <text:p>0,5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262902" calcext:value-type="float">
            <text:p>0,26</text:p>
          </table:table-cell>
          <table:table-cell table:style-name="ce4" table:formula="of:=[.$L$7]/[.L9]" office:value-type="float" office:value="0.130394595704863" calcext:value-type="float">
            <text:p>0,13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3.258347" calcext:value-type="float">
            <text:p>3,26</text:p>
          </table:table-cell>
          <table:table-cell table:style-name="ce4" table:formula="of:=[$calcul.$M25]" office:value-type="float" office:value="12.571972" calcext:value-type="float">
            <text:p>12,57</text:p>
          </table:table-cell>
          <table:table-cell table:style-name="ce4" table:formula="of:=[$calcul.$M18]" office:value-type="float" office:value="3.471193" calcext:value-type="float">
            <text:p>3,47</text:p>
          </table:table-cell>
          <table:table-cell table:style-name="ce6" table:formula="of:=[.D10]/[.E10]" office:value-type="float" office:value="0.259175489732239" calcext:value-type="float">
            <text:p>0,3</text:p>
          </table:table-cell>
          <table:table-cell table:style-name="ce6" table:formula="of:=[.D10]/[.F10]" office:value-type="float" office:value="0.938682176416005" calcext:value-type="float">
            <text:p>0,9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1.691661" calcext:value-type="float">
            <text:p>1,69</text:p>
          </table:table-cell>
          <table:table-cell table:style-name="ce4" table:formula="of:=[.$L$7]/[.L10]" office:value-type="float" office:value="0.0202646984236203" calcext:value-type="float">
            <text:p>0,02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6.475941" calcext:value-type="float">
            <text:p>6,48</text:p>
          </table:table-cell>
          <table:table-cell table:style-name="ce4" table:formula="of:=[$calcul.$M26]" office:value-type="float" office:value="29.594496" calcext:value-type="float">
            <text:p>29,59</text:p>
          </table:table-cell>
          <table:table-cell table:style-name="ce4" table:formula="of:=[$calcul.$M19]" office:value-type="float" office:value="38.183729" calcext:value-type="float">
            <text:p>38,18</text:p>
          </table:table-cell>
          <table:table-cell table:style-name="ce6" table:formula="of:=[.D11]/[.E11]" office:value-type="float" office:value="0.218822479693521" calcext:value-type="float">
            <text:p>0,2</text:p>
          </table:table-cell>
          <table:table-cell table:style-name="ce6" table:formula="of:=[.D11]/[.F11]" office:value-type="float" office:value="0.169599490924524" calcext:value-type="float">
            <text:p>0,2</text:p>
          </table:table-cell>
          <table:table-cell table:style-name="ce9" table:formula="of:=IF([.G11]-[.H1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2.841222" calcext:value-type="float">
            <text:p>2,84</text:p>
          </table:table-cell>
          <table:table-cell table:style-name="ce4" table:formula="of:=[.$L$7]/[.L11]" office:value-type="float" office:value="0.0120655830484207" calcext:value-type="float">
            <text:p>0,01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1.932592" calcext:value-type="float">
            <text:p>1,93</text:p>
          </table:table-cell>
          <table:table-cell table:style-name="ce4" table:formula="of:=[$calcul.$M27]" office:value-type="float" office:value="1.691661" calcext:value-type="float">
            <text:p>1,69</text:p>
          </table:table-cell>
          <table:table-cell table:style-name="ce4" table:formula="of:=[$calcul.$M20]" office:value-type="float" office:value="1.275263" calcext:value-type="float">
            <text:p>1,28</text:p>
          </table:table-cell>
          <table:table-cell table:style-name="ce6" table:formula="of:=[.D12]/[.E12]" office:value-type="float" office:value="1.14242274309096" calcext:value-type="float">
            <text:p>1,1</text:p>
          </table:table-cell>
          <table:table-cell table:style-name="ce6" table:formula="of:=[.D12]/[.F12]" office:value-type="float" office:value="1.5154458335261" calcext:value-type="float">
            <text:p>1,5</text:p>
          </table:table-cell>
          <table:table-cell table:style-name="ce9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12.571972" calcext:value-type="float">
            <text:p>12,57</text:p>
          </table:table-cell>
          <table:table-cell table:style-name="ce4" table:formula="of:=[.$L$7]/[.L12]" office:value-type="float" office:value="0.00272677985601622" calcext:value-type="float">
            <text:p>0,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126877" calcext:value-type="float">
            <text:p>0,13</text:p>
          </table:table-cell>
          <table:table-cell table:style-name="ce4" table:formula="of:=[$calcul.$M28]" office:value-type="float" office:value="0.089046" calcext:value-type="float">
            <text:p>0,09</text:p>
          </table:table-cell>
          <table:table-cell table:style-name="ce4" table:formula="of:=[$calcul.$M21]" office:value-type="float" office:value="0.125569" calcext:value-type="float">
            <text:p>0,13</text:p>
          </table:table-cell>
          <table:table-cell table:style-name="ce6" table:formula="of:=[.D13]/[.E13]" office:value-type="float" office:value="1.4248478314579" calcext:value-type="float">
            <text:p>1,4</text:p>
          </table:table-cell>
          <table:table-cell table:style-name="ce6" table:formula="of:=[.D13]/[.F13]" office:value-type="float" office:value="1.01041658371095" calcext:value-type="float">
            <text:p>1,0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29.594496" calcext:value-type="float">
            <text:p>29,59</text:p>
          </table:table-cell>
          <table:table-cell table:style-name="ce4" table:formula="of:=[.$L$7]/[.L13]" office:value-type="float" office:value="0.00115835728373276" calcext:value-type="float">
            <text:p>0,0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1.35mm" svg:height="9.91mm" svg:x="197.87mm" svg:y="66.34mm" draw:caption-point-x="-5.06mm" draw:caption-point-y="13.52m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3.06508629447666" calcext:value-type="float">
            <text:p>3,07</text:p>
          </table:table-cell>
          <table:table-cell table:style-name="ce4" table:formula="of:=[$calcul.$K22]" office:value-type="float" office:value="1.83946314366172" calcext:value-type="float">
            <text:p>1,84</text:p>
          </table:table-cell>
          <table:table-cell table:style-name="ce4" table:formula="of:=[$calcul.$K15]" office:value-type="float" office:value="1.53787204395848" calcext:value-type="float">
            <text:p>1,54</text:p>
          </table:table-cell>
          <table:table-cell table:style-name="ce7" table:formula="of:=([.E20]-[.$D20])/[.E20]" office:value-type="percentage" office:value="-0.666293942902902" calcext:value-type="percentage">
            <text:p>-67%</text:p>
          </table:table-cell>
          <table:table-cell table:style-name="ce7" table:formula="of:=([.F20]-[.$D20])/[.F20]" office:value-type="percentage" office:value="-0.993069778801054" calcext:value-type="percentage">
            <text:p>-99%</text:p>
          </table:table-cell>
          <table:table-cell table:style-name="ce9" table:formula="of:=IF([.G20]-[.H20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2.59553714496045" calcext:value-type="float">
            <text:p>2,60</text:p>
          </table:table-cell>
          <table:table-cell table:style-name="ce13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2.96940215864484" calcext:value-type="float">
            <text:p>2,97</text:p>
          </table:table-cell>
          <table:table-cell table:style-name="ce4" table:formula="of:=[$calcul.$K23]" office:value-type="float" office:value="2.59553714496045" calcext:value-type="float">
            <text:p>2,60</text:p>
          </table:table-cell>
          <table:table-cell table:style-name="ce4" table:formula="of:=[$calcul.$K16]" office:value-type="float" office:value="1.49237068159124" calcext:value-type="float">
            <text:p>1,49</text:p>
          </table:table-cell>
          <table:table-cell table:style-name="ce7" table:formula="of:=([.E21]-[.$D21])/[.E21]" office:value-type="percentage" office:value="-0.14404148074332" calcext:value-type="percentage">
            <text:p>-14%</text:p>
          </table:table-cell>
          <table:table-cell table:style-name="ce7" table:formula="of:=([.F21]-[.$D21])/[.F21]" office:value-type="percentage" office:value="-0.989721585443313" calcext:value-type="percentage">
            <text:p>-99%</text:p>
          </table:table-cell>
          <table:table-cell table:style-name="ce9" table:formula="of:=IF([.G21]-[.H2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2.05384592830341" calcext:value-type="float">
            <text:p>2,05</text:p>
          </table:table-cell>
          <table:table-cell table:style-name="ce13" table:formula="of:=[.L21]/[.$L$20]" office:value-type="float" office:value="0.791298992692592" calcext:value-type="float">
            <text:p>0,8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.49693627418292" calcext:value-type="float">
            <text:p>1,50</text:p>
          </table:table-cell>
          <table:table-cell table:style-name="ce4" table:formula="of:=[$calcul.$K24]" office:value-type="float" office:value="0.279333278118516" calcext:value-type="float">
            <text:p>0,28</text:p>
          </table:table-cell>
          <table:table-cell table:style-name="ce4" table:formula="of:=[$calcul.$K17]" office:value-type="float" office:value="0.39330472430875" calcext:value-type="float">
            <text:p>0,39</text:p>
          </table:table-cell>
          <table:table-cell table:style-name="ce7" table:formula="of:=([.E22]-[.$D22])/[.E22]" office:value-type="percentage" office:value="-4.35896146805606" calcext:value-type="percentage">
            <text:p>-436%</text:p>
          </table:table-cell>
          <table:table-cell table:style-name="ce7" table:formula="of:=([.F22]-[.$D22])/[.F22]" office:value-type="percentage" office:value="-2.80604702070092" calcext:value-type="percentage">
            <text:p>-281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1.83946314366172" calcext:value-type="float">
            <text:p>1,84</text:p>
          </table:table-cell>
          <table:table-cell table:style-name="ce13" table:formula="of:=[.L22]/[.$L$20]" office:value-type="float" office:value="0.70870229972754" calcext:value-type="float">
            <text:p>0,7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0.400909120763886" calcext:value-type="float">
            <text:p>0,40</text:p>
          </table:table-cell>
          <table:table-cell table:style-name="ce4" table:formula="of:=[$calcul.$K25]" office:value-type="float" office:value="0.0491209289137922" calcext:value-type="float">
            <text:p>0,05</text:p>
          </table:table-cell>
          <table:table-cell table:style-name="ce4" table:formula="of:=[$calcul.$K18]" office:value-type="float" office:value="0.190855731597112" calcext:value-type="float">
            <text:p>0,19</text:p>
          </table:table-cell>
          <table:table-cell table:style-name="ce7" table:formula="of:=([.E23]-[.$D23])/[.E23]" office:value-type="percentage" office:value="-7.1616762880744" calcext:value-type="percentage">
            <text:p>-716%</text:p>
          </table:table-cell>
          <table:table-cell table:style-name="ce7" table:formula="of:=([.F23]-[.$D23])/[.F23]" office:value-type="percentage" office:value="-1.1005872729575" calcext:value-type="percentage">
            <text:p>-110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551794551621065" calcext:value-type="float">
            <text:p>0,55</text:p>
          </table:table-cell>
          <table:table-cell table:style-name="ce13" table:formula="of:=[.L23]/[.$L$20]" office:value-type="float" office:value="0.212593586916081" calcext:value-type="float">
            <text:p>0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0.455696903216837" calcext:value-type="float">
            <text:p>0,46</text:p>
          </table:table-cell>
          <table:table-cell table:style-name="ce4" table:formula="of:=[$calcul.$K26]" office:value-type="float" office:value="0.163114750568977" calcext:value-type="float">
            <text:p>0,16</text:p>
          </table:table-cell>
          <table:table-cell table:style-name="ce4" table:formula="of:=[$calcul.$K19]" office:value-type="float" office:value="0.307330514863851" calcext:value-type="float">
            <text:p>0,31</text:p>
          </table:table-cell>
          <table:table-cell table:style-name="ce7" table:formula="of:=([.E24]-[.$D24])/[.E24]" office:value-type="percentage" office:value="-1.79371976861243" calcext:value-type="percentage">
            <text:p>-179%</text:p>
          </table:table-cell>
          <table:table-cell table:style-name="ce7" table:formula="of:=([.F24]-[.$D24])/[.F24]" office:value-type="percentage" office:value="-0.482758402362722" calcext:value-type="percentage">
            <text:p>-48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279333278118516" calcext:value-type="float">
            <text:p>0,28</text:p>
          </table:table-cell>
          <table:table-cell table:style-name="ce13" table:formula="of:=[.L24]/[.$L$20]" office:value-type="float" office:value="0.107620605107069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1.00262976904474" calcext:value-type="float">
            <text:p>1,00</text:p>
          </table:table-cell>
          <table:table-cell table:style-name="ce4" table:formula="of:=[$calcul.$K27]" office:value-type="float" office:value="0.551794551621065" calcext:value-type="float">
            <text:p>0,55</text:p>
          </table:table-cell>
          <table:table-cell table:style-name="ce4" table:formula="of:=[$calcul.$K20]" office:value-type="float" office:value="0.72164323287959" calcext:value-type="float">
            <text:p>0,72</text:p>
          </table:table-cell>
          <table:table-cell table:style-name="ce7" table:formula="of:=([.E25]-[.$D25])/[.E25]" office:value-type="percentage" office:value="-0.81703455769763" calcext:value-type="percentage">
            <text:p>-82%</text:p>
          </table:table-cell>
          <table:table-cell table:style-name="ce7" table:formula="of:=([.F25]-[.$D25])/[.F25]" office:value-type="percentage" office:value="-0.389370430377247" calcext:value-type="percentage">
            <text:p>-39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163114750568977" calcext:value-type="float">
            <text:p>0,16</text:p>
          </table:table-cell>
          <table:table-cell table:style-name="ce13" table:formula="of:=[.L25]/[.$L$20]" office:value-type="float" office:value="0.0628443137042689" calcext:value-type="float">
            <text:p>0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3.06935342755454" calcext:value-type="float">
            <text:p>3,07</text:p>
          </table:table-cell>
          <table:table-cell table:style-name="ce4" table:formula="of:=[$calcul.$K28]" office:value-type="float" office:value="2.05384592830341" calcext:value-type="float">
            <text:p>2,05</text:p>
          </table:table-cell>
          <table:table-cell table:style-name="ce4" table:formula="of:=[$calcul.$K21]" office:value-type="float" office:value="1.75889693114378" calcext:value-type="float">
            <text:p>1,76</text:p>
          </table:table-cell>
          <table:table-cell table:style-name="ce7" table:formula="of:=([.E26]-[.$D26])/[.E26]" office:value-type="percentage" office:value="-0.494441907865014" calcext:value-type="percentage">
            <text:p>-49%</text:p>
          </table:table-cell>
          <table:table-cell table:style-name="ce7" table:formula="of:=([.F26]-[.$D26])/[.F26]" office:value-type="percentage" office:value="-0.745044506706025" calcext:value-type="percentage">
            <text:p>-75%</text:p>
          </table:table-cell>
          <table:table-cell table:style-name="ce9" table:formula="of:=IF([.G26]-[.H26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0491209289137922" calcext:value-type="float">
            <text:p>0,05</text:p>
          </table:table-cell>
          <table:table-cell table:style-name="ce13" table:formula="of:=[.L26]/[.$L$20]" office:value-type="float" office:value="0.01892514965897" calcext:value-type="float">
            <text:p>0,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9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4.74mm" svg:height="9.91mm" svg:x="198.23mm" svg:y="122.53mm" draw:caption-point-x="-5.42mm" draw:caption-point-y="14.57mm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0.035429577531297" calcext:value-type="percentage">
            <text:p>3,5%</text:p>
          </table:table-cell>
          <table:table-cell table:style-name="ce5" table:formula="of:=[$calcul.$L22]" office:value-type="percentage" office:value="0.0354343857150221" calcext:value-type="percentage">
            <text:p>3,5%</text:p>
          </table:table-cell>
          <table:table-cell table:style-name="ce5" table:formula="of:=[$calcul.$L15]" office:value-type="percentage" office:value="0.0355459657142281" calcext:value-type="percentage">
            <text:p>3,6%</text:p>
          </table:table-cell>
          <table:table-cell table:style-name="ce8" table:formula="of:=([.E33]-[.$D33])/[.E33]" office:value-type="percentage" office:value="0.000135692594299452" calcext:value-type="percentage">
            <text:p>0%</text:p>
          </table:table-cell>
          <table:table-cell table:style-name="ce8" table:formula="of:=([.F33]-[.$D33])/[.F33]" office:value-type="percentage" office:value="0.0032743007706338" calcext:value-type="percentage">
            <text:p>0%</text:p>
          </table:table-cell>
          <table:table-cell table:style-name="ce9" table:formula="of:=IF([.G33]-[.H33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292379005474285" calcext:value-type="percentage">
            <text:p>0,3%</text:p>
          </table:table-cell>
          <table:table-cell table:style-name="ce13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0.00291976552300593" calcext:value-type="percentage">
            <text:p>0,3%</text:p>
          </table:table-cell>
          <table:table-cell table:style-name="ce5" table:formula="of:=[$calcul.$L23]" office:value-type="percentage" office:value="0.00292379005474285" calcext:value-type="percentage">
            <text:p>0,3%</text:p>
          </table:table-cell>
          <table:table-cell table:style-name="ce5" table:formula="of:=[$calcul.$L16]" office:value-type="percentage" office:value="0.00291959432132593" calcext:value-type="percentage">
            <text:p>0,3%</text:p>
          </table:table-cell>
          <table:table-cell table:style-name="ce8" table:formula="of:=([.E34]-[.$D34])/[.E34]" office:value-type="percentage" office:value="0.0013764776750635" calcext:value-type="percentage">
            <text:p>0%</text:p>
          </table:table-cell>
          <table:table-cell table:style-name="ce8" table:formula="of:=([.F34]-[.$D34])/[.F34]" office:value-type="percentage" office:value="-0.0000586388590878407" calcext:value-type="percentage">
            <text:p>0%</text:p>
          </table:table-cell>
          <table:table-cell table:style-name="ce9" table:formula="of:=IF([.G34]-[.H34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354343857150221" calcext:value-type="percentage">
            <text:p>3,5%</text:p>
          </table:table-cell>
          <table:table-cell table:style-name="ce13" table:formula="of:=[.L34]/[.$L$33]" office:value-type="float" office:value="12.1193331434799" calcext:value-type="float">
            <text:p>12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0.00661301325254616" calcext:value-type="percentage">
            <text:p>0,7%</text:p>
          </table:table-cell>
          <table:table-cell table:style-name="ce5" table:formula="of:=[$calcul.$L24]" office:value-type="percentage" office:value="0.139433297883131" calcext:value-type="percentage">
            <text:p>13,9%</text:p>
          </table:table-cell>
          <table:table-cell table:style-name="ce5" table:formula="of:=[$calcul.$L17]" office:value-type="percentage" office:value="0.0127440637403041" calcext:value-type="percentage">
            <text:p>1,3%</text:p>
          </table:table-cell>
          <table:table-cell table:style-name="ce8" table:formula="of:=([.E35]-[.$D35])/[.E35]" office:value-type="percentage" office:value="0.952572209415222" calcext:value-type="percentage">
            <text:p>95%</text:p>
          </table:table-cell>
          <table:table-cell table:style-name="ce8" table:formula="of:=([.F35]-[.$D35])/[.F35]" office:value-type="percentage" office:value="0.481090695455956" calcext:value-type="percentage">
            <text:p>48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355138729726779" calcext:value-type="percentage">
            <text:p>3,6%</text:p>
          </table:table-cell>
          <table:table-cell table:style-name="ce13" table:formula="of:=[.L35]/[.$L$33]" office:value-type="float" office:value="12.1465195201238" calcext:value-type="float">
            <text:p>12,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0.00466417248223503" calcext:value-type="percentage">
            <text:p>0,5%</text:p>
          </table:table-cell>
          <table:table-cell table:style-name="ce5" table:formula="of:=[$calcul.$L25]" office:value-type="percentage" office:value="0.382373183783452" calcext:value-type="percentage">
            <text:p>38,2%</text:p>
          </table:table-cell>
          <table:table-cell table:style-name="ce5" table:formula="of:=[$calcul.$L18]" office:value-type="percentage" office:value="0.00468139346750661" calcext:value-type="percentage">
            <text:p>0,5%</text:p>
          </table:table-cell>
          <table:table-cell table:style-name="ce8" table:formula="of:=([.E36]-[.$D36])/[.E36]" office:value-type="percentage" office:value="0.987802040833291" calcext:value-type="percentage">
            <text:p>99%</text:p>
          </table:table-cell>
          <table:table-cell table:style-name="ce8" table:formula="of:=([.F36]-[.$D36])/[.F36]" office:value-type="percentage" office:value="0.00367860240569588" calcext:value-type="percentage">
            <text:p>0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124499401654001" calcext:value-type="percentage">
            <text:p>12,4%</text:p>
          </table:table-cell>
          <table:table-cell table:style-name="ce13" table:formula="of:=[.L36]/[.$L$33]" office:value-type="float" office:value="42.5815121205584" calcext:value-type="float">
            <text:p>42,6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0.00169646308158246" calcext:value-type="percentage">
            <text:p>0,2%</text:p>
          </table:table-cell>
          <table:table-cell table:style-name="ce5" table:formula="of:=[$calcul.$L26]" office:value-type="percentage" office:value="0.124499401654001" calcext:value-type="percentage">
            <text:p>12,4%</text:p>
          </table:table-cell>
          <table:table-cell table:style-name="ce5" table:formula="of:=[$calcul.$L19]" office:value-type="percentage" office:value="0.00154521380548014" calcext:value-type="percentage">
            <text:p>0,2%</text:p>
          </table:table-cell>
          <table:table-cell table:style-name="ce8" table:formula="of:=([.E37]-[.$D37])/[.E37]" office:value-type="percentage" office:value="0.98637372502161" calcext:value-type="percentage">
            <text:p>99%</text:p>
          </table:table-cell>
          <table:table-cell table:style-name="ce8" table:formula="of:=([.F37]-[.$D37])/[.F37]" office:value-type="percentage" office:value="-0.0978824260862216" calcext:value-type="percentage">
            <text:p>-10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139433297883131" calcext:value-type="percentage">
            <text:p>13,9%</text:p>
          </table:table-cell>
          <table:table-cell table:style-name="ce13" table:formula="of:=[.L37]/[.$L$33]" office:value-type="float" office:value="47.6892305098817" calcext:value-type="float">
            <text:p>47,7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0.728156929654767" calcext:value-type="percentage">
            <text:p>72,8%</text:p>
          </table:table-cell>
          <table:table-cell table:style-name="ce5" table:formula="of:=[$calcul.$L27]" office:value-type="percentage" office:value="1.00040880125143" calcext:value-type="percentage">
            <text:p>100,0%</text:p>
          </table:table-cell>
          <table:table-cell table:style-name="ce5" table:formula="of:=[$calcul.$L20]" office:value-type="percentage" office:value="0.567098484301789" calcext:value-type="percentage">
            <text:p>56,7%</text:p>
          </table:table-cell>
          <table:table-cell table:style-name="ce8" table:formula="of:=([.E38]-[.$D38])/[.E38]" office:value-type="percentage" office:value="0.27214062017057" calcext:value-type="percentage">
            <text:p>27%</text:p>
          </table:table-cell>
          <table:table-cell table:style-name="ce8" table:formula="of:=([.F38]-[.$D38])/[.F38]" office:value-type="percentage" office:value="-0.284004365751873" calcext:value-type="percentage">
            <text:p>-28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382373183783452" calcext:value-type="percentage">
            <text:p>38,2%</text:p>
          </table:table-cell>
          <table:table-cell table:style-name="ce13" table:formula="of:=[.L38]/[.$L$33]" office:value-type="float" office:value="130.779972783334" calcext:value-type="float">
            <text:p>130,8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0.0354405186285856" calcext:value-type="percentage">
            <text:p>3,5%</text:p>
          </table:table-cell>
          <table:table-cell table:style-name="ce5" table:formula="of:=[$calcul.$L28]" office:value-type="percentage" office:value="0.0355138729726779" calcext:value-type="percentage">
            <text:p>3,6%</text:p>
          </table:table-cell>
          <table:table-cell table:style-name="ce5" table:formula="of:=[$calcul.$L21]" office:value-type="percentage" office:value="0.035479757591494" calcext:value-type="percentage">
            <text:p>3,5%</text:p>
          </table:table-cell>
          <table:table-cell table:style-name="ce8" table:formula="of:=([.E39]-[.$D39])/[.E39]" office:value-type="percentage" office:value="0.00206551237452194" calcext:value-type="percentage">
            <text:p>0%</text:p>
          </table:table-cell>
          <table:table-cell table:style-name="ce8" table:formula="of:=([.F39]-[.$D39])/[.F39]" office:value-type="percentage" office:value="0.00110595352313822" calcext:value-type="percentage">
            <text:p>0%</text:p>
          </table:table-cell>
          <table:table-cell table:style-name="ce9" table:formula="of:=IF([.G39]-[.H39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1.00040880125143" calcext:value-type="percentage">
            <text:p>100,0%</text:p>
          </table:table-cell>
          <table:table-cell table:style-name="ce13" table:formula="of:=[.L39]/[.$L$33]" office:value-type="float" office:value="342.161640377907" calcext:value-type="float">
            <text:p>342,2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2.42mm" svg:height="9.91mm" svg:x="49.84mm" svg:y="4.59mm" draw:caption-point-x="-9.3mm" draw:caption-point-y="21.31m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7866837" calcext:value-type="float">
            <text:p>7866837</text:p>
          </table:table-cell>
          <table:table-cell table:style-name="ce14" table:formula="of:=[pmu.E2]" office:value-type="float" office:value="222041513" calcext:value-type="float">
            <text:p>222041513</text:p>
          </table:table-cell>
          <table:table-cell table:style-name="ce14" table:formula="of:=[pmu.F2]" office:value-type="float" office:value="454888963" calcext:value-type="float">
            <text:p>454888963</text:p>
          </table:table-cell>
          <table:table-cell table:style-name="ce14" table:formula="of:=[pmu.G2]" office:value-type="float" office:value="1394273926" calcext:value-type="float">
            <text:p>1394273926</text:p>
          </table:table-cell>
          <table:table-cell/>
          <table:table-cell table:style-name="ce17" table:formula="of:=[.I8]/[.H8]" office:value-type="float" office:value="3.06508629447666" calcext:value-type="float">
            <text:p>3,07</text:p>
          </table:table-cell>
          <table:table-cell table:style-name="ce20" table:formula="of:=[.F8]/[.G8]" office:value-type="percentage" office:value="0.035429577531297" calcext:value-type="percentage">
            <text:p>3,5%</text:p>
          </table:table-cell>
          <table:table-cell table:style-name="ce23" table:formula="of:=['stats1-ht0'.D3]" office:value-type="float" office:value="0.052364" calcext:value-type="float">
            <text:p>0,052</text:p>
          </table:table-cell>
          <table:table-cell table:style-name="ce23" table:formula="of:=['stats1-ht0'.B3]+['stats1-ht0'.C3]" office:value-type="float" office:value="0.052257" calcext:value-type="float">
            <text:p>0,052</text:p>
          </table:table-cell>
          <table:table-cell table:style-name="ce26" table:formula="of:=[.N8]/([.M8]*[.C8])" office:value-type="percentage" office:value="0.99795661141242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7871075" calcext:value-type="float">
            <text:p>7871075</text:p>
          </table:table-cell>
          <table:table-cell table:style-name="ce14" table:formula="of:=[pmu.E3]" office:value-type="float" office:value="2695790103" calcext:value-type="float">
            <text:p>2695790103</text:p>
          </table:table-cell>
          <table:table-cell table:style-name="ce14" table:formula="of:=[pmu.F3]" office:value-type="float" office:value="2240525866" calcext:value-type="float">
            <text:p>2240525866</text:p>
          </table:table-cell>
          <table:table-cell table:style-name="ce14" table:formula="of:=[pmu.G3]" office:value-type="float" office:value="6653022343" calcext:value-type="float">
            <text:p>6653022343</text:p>
          </table:table-cell>
          <table:table-cell/>
          <table:table-cell table:style-name="ce17" table:formula="of:=[.I9]/[.H9]" office:value-type="float" office:value="2.96940215864484" calcext:value-type="float">
            <text:p>2,97</text:p>
          </table:table-cell>
          <table:table-cell table:style-name="ce20" table:formula="of:=[.F9]/[.G9]" office:value-type="percentage" office:value="0.00291976552300593" calcext:value-type="percentage">
            <text:p>0,3%</text:p>
          </table:table-cell>
          <table:table-cell table:style-name="ce23" table:formula="of:=['stats1-ht0'.D4]" office:value-type="float" office:value="0.503573" calcext:value-type="float">
            <text:p>0,504</text:p>
          </table:table-cell>
          <table:table-cell table:style-name="ce23" table:formula="of:=['stats1-ht0'.B4]+['stats1-ht0'.C4]" office:value-type="float" office:value="0.502962" calcext:value-type="float">
            <text:p>0,503</text:p>
          </table:table-cell>
          <table:table-cell table:style-name="ce26" table:formula="of:=[.N9]/([.M9]*[.C9])" office:value-type="percentage" office:value="0.99878667045294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7873128" calcext:value-type="float">
            <text:p>7873128</text:p>
          </table:table-cell>
          <table:table-cell table:style-name="ce14" table:formula="of:=[pmu.E4]" office:value-type="float" office:value="1190550767" calcext:value-type="float">
            <text:p>1190550767</text:p>
          </table:table-cell>
          <table:table-cell table:style-name="ce14" table:formula="of:=[pmu.F4]" office:value-type="float" office:value="3081658596" calcext:value-type="float">
            <text:p>3081658596</text:p>
          </table:table-cell>
          <table:table-cell table:style-name="ce14" table:formula="of:=[pmu.G4]" office:value-type="float" office:value="4613046537" calcext:value-type="float">
            <text:p>4613046537</text:p>
          </table:table-cell>
          <table:table-cell/>
          <table:table-cell table:style-name="ce17" table:formula="of:=[.I10]/[.H10]" office:value-type="float" office:value="1.49693627418292" calcext:value-type="float">
            <text:p>1,50</text:p>
          </table:table-cell>
          <table:table-cell table:style-name="ce20" table:formula="of:=[.F10]/[.G10]" office:value-type="percentage" office:value="0.00661301325254616" calcext:value-type="percentage">
            <text:p>0,7%</text:p>
          </table:table-cell>
          <table:table-cell table:style-name="ce23" table:formula="of:=['stats1-ht0'.D5]" office:value-type="float" office:value="0.736312" calcext:value-type="float">
            <text:p>0,736</text:p>
          </table:table-cell>
          <table:table-cell table:style-name="ce23" table:formula="of:=['stats1-ht0'.B5]+['stats1-ht0'.C5]" office:value-type="float" office:value="0.735261" calcext:value-type="float">
            <text:p>0,735</text:p>
          </table:table-cell>
          <table:table-cell table:style-name="ce26" table:formula="of:=[.N10]/([.M10]*[.C10])" office:value-type="percentage" office:value="0.99857261595627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7886141" calcext:value-type="float">
            <text:p>7886141</text:p>
          </table:table-cell>
          <table:table-cell table:style-name="ce14" table:formula="of:=[pmu.E5]" office:value-type="float" office:value="1690791031" calcext:value-type="float">
            <text:p>1690791031</text:p>
          </table:table-cell>
          <table:table-cell table:style-name="ce14" table:formula="of:=[pmu.F5]" office:value-type="float" office:value="12753577809" calcext:value-type="float">
            <text:p>12753577809</text:p>
          </table:table-cell>
          <table:table-cell table:style-name="ce14" table:formula="of:=[pmu.G5]" office:value-type="float" office:value="5113025666" calcext:value-type="float">
            <text:p>5113025666</text:p>
          </table:table-cell>
          <table:table-cell/>
          <table:table-cell table:style-name="ce17" table:formula="of:=[.I11]/[.H11]" office:value-type="float" office:value="0.400909120763886" calcext:value-type="float">
            <text:p>0,40</text:p>
          </table:table-cell>
          <table:table-cell table:style-name="ce20" table:formula="of:=[.F11]/[.G11]" office:value-type="percentage" office:value="0.00466417248223503" calcext:value-type="percentage">
            <text:p>0,5%</text:p>
          </table:table-cell>
          <table:table-cell table:style-name="ce23" table:formula="of:=['stats1-ht0'.D6]" office:value-type="float" office:value="3.258347" calcext:value-type="float">
            <text:p>3,258</text:p>
          </table:table-cell>
          <table:table-cell table:style-name="ce23" table:formula="of:=['stats1-ht0'.B6]+['stats1-ht0'.C6]" office:value-type="float" office:value="3.254598" calcext:value-type="float">
            <text:p>3,255</text:p>
          </table:table-cell>
          <table:table-cell table:style-name="ce26" table:formula="of:=[.N11]/([.M11]*[.C11])" office:value-type="percentage" office:value="0.99884941659068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7957727" calcext:value-type="float">
            <text:p>7957727</text:p>
          </table:table-cell>
          <table:table-cell table:style-name="ce14" table:formula="of:=[pmu.E6]" office:value-type="float" office:value="4690775229" calcext:value-type="float">
            <text:p>4690775229</text:p>
          </table:table-cell>
          <table:table-cell table:style-name="ce14" table:formula="of:=[pmu.F6]" office:value-type="float" office:value="25484114689" calcext:value-type="float">
            <text:p>25484114689</text:p>
          </table:table-cell>
          <table:table-cell table:style-name="ce14" table:formula="of:=[pmu.G6]" office:value-type="float" office:value="11613032145" calcext:value-type="float">
            <text:p>11613032145</text:p>
          </table:table-cell>
          <table:table-cell/>
          <table:table-cell table:style-name="ce17" table:formula="of:=[.I12]/[.H12]" office:value-type="float" office:value="0.455696903216837" calcext:value-type="float">
            <text:p>0,46</text:p>
          </table:table-cell>
          <table:table-cell table:style-name="ce20" table:formula="of:=[.F12]/[.G12]" office:value-type="percentage" office:value="0.00169646308158246" calcext:value-type="percentage">
            <text:p>0,2%</text:p>
          </table:table-cell>
          <table:table-cell table:style-name="ce23" table:formula="of:=['stats1-ht0'.D7]" office:value-type="float" office:value="6.475941" calcext:value-type="float">
            <text:p>6,476</text:p>
          </table:table-cell>
          <table:table-cell table:style-name="ce23" table:formula="of:=['stats1-ht0'.B7]+['stats1-ht0'.C7]" office:value-type="float" office:value="6.463444" calcext:value-type="float">
            <text:p>6,463</text:p>
          </table:table-cell>
          <table:table-cell table:style-name="ce26" table:formula="of:=[.N12]/([.M12]*[.C12])" office:value-type="percentage" office:value="0.99807024183821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02576958" calcext:value-type="float">
            <text:p>502576958</text:p>
          </table:table-cell>
          <table:table-cell table:style-name="ce14" table:formula="of:=[pmu.E7]" office:value-type="float" office:value="690204182" calcext:value-type="float">
            <text:p>690204182</text:p>
          </table:table-cell>
          <table:table-cell table:style-name="ce14" table:formula="of:=[pmu.F7]" office:value-type="float" office:value="5099653533" calcext:value-type="float">
            <text:p>5099653533</text:p>
          </table:table-cell>
          <table:table-cell table:style-name="ce14" table:formula="of:=[pmu.G7]" office:value-type="float" office:value="5113064444" calcext:value-type="float">
            <text:p>5113064444</text:p>
          </table:table-cell>
          <table:table-cell/>
          <table:table-cell table:style-name="ce17" table:formula="of:=[.I13]/[.H13]" office:value-type="float" office:value="1.00262976904474" calcext:value-type="float">
            <text:p>1,00</text:p>
          </table:table-cell>
          <table:table-cell table:style-name="ce20" table:formula="of:=[.F13]/[.G13]" office:value-type="percentage" office:value="0.728156929654767" calcext:value-type="percentage">
            <text:p>72,8%</text:p>
          </table:table-cell>
          <table:table-cell table:style-name="ce23" table:formula="of:=['stats1-ht0'.D8]" office:value-type="float" office:value="1.932592" calcext:value-type="float">
            <text:p>1,933</text:p>
          </table:table-cell>
          <table:table-cell table:style-name="ce23" table:formula="of:=['stats1-ht0'.B8]+['stats1-ht0'.C8]" office:value-type="float" office:value="1.9204" calcext:value-type="float">
            <text:p>1,920</text:p>
          </table:table-cell>
          <table:table-cell table:style-name="ce26" table:formula="of:=[.N13]/([.M13]*[.C13])" office:value-type="percentage" office:value="0.993691374071713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7869417" calcext:value-type="float">
            <text:p>7869417</text:p>
          </table:table-cell>
          <table:table-cell table:style-name="ce14" table:formula="of:=[pmu.E8]" office:value-type="float" office:value="222045763" calcext:value-type="float">
            <text:p>222045763</text:p>
          </table:table-cell>
          <table:table-cell table:style-name="ce14" table:formula="of:=[pmu.F8]" office:value-type="float" office:value="718978582" calcext:value-type="float">
            <text:p>718978582</text:p>
          </table:table-cell>
          <table:table-cell table:style-name="ce14" table:formula="of:=[pmu.G8]" office:value-type="float" office:value="2206799375" calcext:value-type="float">
            <text:p>2206799375</text:p>
          </table:table-cell>
          <table:table-cell/>
          <table:table-cell table:style-name="ce17" table:formula="of:=[.I14]/[.H14]" office:value-type="float" office:value="3.06935342755454" calcext:value-type="float">
            <text:p>3,07</text:p>
          </table:table-cell>
          <table:table-cell table:style-name="ce20" table:formula="of:=[.F14]/[.G14]" office:value-type="percentage" office:value="0.0354405186285856" calcext:value-type="percentage">
            <text:p>3,5%</text:p>
          </table:table-cell>
          <table:table-cell table:style-name="ce23" table:formula="of:=['stats1-ht0'.D9]" office:value-type="float" office:value="0.126877" calcext:value-type="float">
            <text:p>0,127</text:p>
          </table:table-cell>
          <table:table-cell table:style-name="ce23" table:formula="of:=['stats1-ht0'.B9]+['stats1-ht0'.C9]" office:value-type="float" office:value="0.126687" calcext:value-type="float">
            <text:p>0,127</text:p>
          </table:table-cell>
          <table:table-cell table:style-name="ce26" table:formula="of:=[.N14]/([.M14]*[.C14])" office:value-type="percentage" office:value="0.99850248666030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7892727" calcext:value-type="float">
            <text:p>7892727</text:p>
          </table:table-cell>
          <table:table-cell table:style-name="ce14" table:formula="of:=[pmu.E9]" office:value-type="float" office:value="222042835" calcext:value-type="float">
            <text:p>222042835</text:p>
          </table:table-cell>
          <table:table-cell table:style-name="ce14" table:formula="of:=[pmu.F9]" office:value-type="float" office:value="919638640" calcext:value-type="float">
            <text:p>919638640</text:p>
          </table:table-cell>
          <table:table-cell table:style-name="ce14" table:formula="of:=[pmu.G9]" office:value-type="float" office:value="1414286555" calcext:value-type="float">
            <text:p>1414286555</text:p>
          </table:table-cell>
          <table:table-cell/>
          <table:table-cell table:style-name="ce18" table:formula="of:=[.I15]/[.H15]" office:value-type="float" office:value="1.53787204395848" calcext:value-type="float">
            <text:p>1,54</text:p>
          </table:table-cell>
          <table:table-cell table:style-name="ce21" table:formula="of:=[.F15]/[.G15]" office:value-type="percentage" office:value="0.0355459657142281" calcext:value-type="percentage">
            <text:p>3,6%</text:p>
          </table:table-cell>
          <table:table-cell table:style-name="ce24" table:formula="of:=['stats2-ht1'.D3]" office:value-type="float" office:value="0.051012" calcext:value-type="float">
            <text:p>0,051</text:p>
          </table:table-cell>
          <table:table-cell table:style-name="ce24" table:formula="of:=['stats2-ht1'.B3]+['stats2-ht1'.C3]" office:value-type="float" office:value="0.101647" calcext:value-type="float">
            <text:p>0,102</text:p>
          </table:table-cell>
          <table:table-cell table:style-name="ce27" table:formula="of:=[.N22]/([.M22]*[.C15])" office:value-type="percentage" office:value="0.942358740993553" calcext:value-type="percentage">
            <text:p>94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7870621" calcext:value-type="float">
            <text:p>7870621</text:p>
          </table:table-cell>
          <table:table-cell table:style-name="ce14" table:formula="of:=[pmu.E10]" office:value-type="float" office:value="2695792680" calcext:value-type="float">
            <text:p>2695792680</text:p>
          </table:table-cell>
          <table:table-cell table:style-name="ce14" table:formula="of:=[pmu.F10]" office:value-type="float" office:value="4471427023" calcext:value-type="float">
            <text:p>4471427023</text:p>
          </table:table-cell>
          <table:table-cell table:style-name="ce14" table:formula="of:=[pmu.G10]" office:value-type="float" office:value="6673026594" calcext:value-type="float">
            <text:p>6673026594</text:p>
          </table:table-cell>
          <table:table-cell/>
          <table:table-cell table:style-name="ce18" table:formula="of:=[.I16]/[.H16]" office:value-type="float" office:value="1.49237068159124" calcext:value-type="float">
            <text:p>1,49</text:p>
          </table:table-cell>
          <table:table-cell table:style-name="ce21" table:formula="of:=[.F16]/[.G16]" office:value-type="percentage" office:value="0.00291959432132593" calcext:value-type="percentage">
            <text:p>0,3%</text:p>
          </table:table-cell>
          <table:table-cell table:style-name="ce24" table:formula="of:=['stats2-ht1'.D4]" office:value-type="float" office:value="0.522628" calcext:value-type="float">
            <text:p>0,523</text:p>
          </table:table-cell>
          <table:table-cell table:style-name="ce24" table:formula="of:=['stats2-ht1'.B4]+['stats2-ht1'.C4]" office:value-type="float" office:value="1.043385" calcext:value-type="float">
            <text:p>1,043</text:p>
          </table:table-cell>
          <table:table-cell table:style-name="ce27" table:formula="of:=[.N23]/([.M23]*[.C16])" office:value-type="percentage" office:value="0.9967136043088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5173964" calcext:value-type="float">
            <text:p>15173964</text:p>
          </table:table-cell>
          <table:table-cell table:style-name="ce14" table:formula="of:=[pmu.E11]" office:value-type="float" office:value="1190669186" calcext:value-type="float">
            <text:p>1190669186</text:p>
          </table:table-cell>
          <table:table-cell table:style-name="ce14" table:formula="of:=[pmu.F11]" office:value-type="float" office:value="11779844003" calcext:value-type="float">
            <text:p>11779844003</text:p>
          </table:table-cell>
          <table:table-cell table:style-name="ce14" table:formula="of:=[pmu.G11]" office:value-type="float" office:value="4633068298" calcext:value-type="float">
            <text:p>4633068298</text:p>
          </table:table-cell>
          <table:table-cell/>
          <table:table-cell table:style-name="ce18" table:formula="of:=[.I17]/[.H17]" office:value-type="float" office:value="0.39330472430875" calcext:value-type="float">
            <text:p>0,39</text:p>
          </table:table-cell>
          <table:table-cell table:style-name="ce21" table:formula="of:=[.F17]/[.G17]" office:value-type="percentage" office:value="0.0127440637403041" calcext:value-type="percentage">
            <text:p>1,3%</text:p>
          </table:table-cell>
          <table:table-cell table:style-name="ce24" table:formula="of:=['stats2-ht1'.D5]" office:value-type="float" office:value="1.466447" calcext:value-type="float">
            <text:p>1,466</text:p>
          </table:table-cell>
          <table:table-cell table:style-name="ce24" table:formula="of:=['stats2-ht1'.B5]+['stats2-ht1'.C5]" office:value-type="float" office:value="2.916215" calcext:value-type="float">
            <text:p>2,916</text:p>
          </table:table-cell>
          <table:table-cell table:style-name="ce27" table:formula="of:=[.N24]/([.M24]*[.C17])" office:value-type="percentage" office:value="0.98771778481231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7915282" calcext:value-type="float">
            <text:p>7915282</text:p>
          </table:table-cell>
          <table:table-cell table:style-name="ce14" table:formula="of:=[pmu.E12]" office:value-type="float" office:value="1690796139" calcext:value-type="float">
            <text:p>1690796139</text:p>
          </table:table-cell>
          <table:table-cell table:style-name="ce14" table:formula="of:=[pmu.F12]" office:value-type="float" office:value="26894835843" calcext:value-type="float">
            <text:p>26894835843</text:p>
          </table:table-cell>
          <table:table-cell table:style-name="ce14" table:formula="of:=[pmu.G12]" office:value-type="float" office:value="5133033571" calcext:value-type="float">
            <text:p>5133033571</text:p>
          </table:table-cell>
          <table:table-cell/>
          <table:table-cell table:style-name="ce18" table:formula="of:=[.I18]/[.H18]" office:value-type="float" office:value="0.190855731597112" calcext:value-type="float">
            <text:p>0,19</text:p>
          </table:table-cell>
          <table:table-cell table:style-name="ce21" table:formula="of:=[.F18]/[.G18]" office:value-type="percentage" office:value="0.00468139346750661" calcext:value-type="percentage">
            <text:p>0,5%</text:p>
          </table:table-cell>
          <table:table-cell table:style-name="ce24" table:formula="of:=['stats2-ht1'.D6]" office:value-type="float" office:value="3.471193" calcext:value-type="float">
            <text:p>3,471</text:p>
          </table:table-cell>
          <table:table-cell table:style-name="ce24" table:formula="of:=['stats2-ht1'.B6]+['stats2-ht1'.C6]" office:value-type="float" office:value="6.897574" calcext:value-type="float">
            <text:p>6,898</text:p>
          </table:table-cell>
          <table:table-cell table:style-name="ce27" table:formula="of:=[.N25]/([.M25]*[.C18])" office:value-type="percentage" office:value="0.989206506346021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8170974" calcext:value-type="float">
            <text:p>8170974</text:p>
          </table:table-cell>
          <table:table-cell table:style-name="ce14" table:formula="of:=[pmu.E13]" office:value-type="float" office:value="5287924539" calcext:value-type="float">
            <text:p>5287924539</text:p>
          </table:table-cell>
          <table:table-cell table:style-name="ce14" table:formula="of:=[pmu.F13]" office:value-type="float" office:value="51957051486" calcext:value-type="float">
            <text:p>51957051486</text:p>
          </table:table-cell>
          <table:table-cell table:style-name="ce14" table:formula="of:=[pmu.G13]" office:value-type="float" office:value="15967987384" calcext:value-type="float">
            <text:p>15967987384</text:p>
          </table:table-cell>
          <table:table-cell/>
          <table:table-cell table:style-name="ce18" table:formula="of:=[.I19]/[.H19]" office:value-type="float" office:value="0.307330514863851" calcext:value-type="float">
            <text:p>0,31</text:p>
          </table:table-cell>
          <table:table-cell table:style-name="ce21" table:formula="of:=[.F19]/[.G19]" office:value-type="percentage" office:value="0.00154521380548014" calcext:value-type="percentage">
            <text:p>0,2%</text:p>
          </table:table-cell>
          <table:table-cell table:style-name="ce24" table:formula="of:=['stats2-ht1'.D7]" office:value-type="float" office:value="38.183729" calcext:value-type="float">
            <text:p>38,184</text:p>
          </table:table-cell>
          <table:table-cell table:style-name="ce24" table:formula="of:=['stats2-ht1'.B7]+['stats2-ht1'.C7]" office:value-type="float" office:value="76.224899" calcext:value-type="float">
            <text:p>76,225</text:p>
          </table:table-cell>
          <table:table-cell table:style-name="ce27" table:formula="of:=[.N26]/([.M26]*[.C19])" office:value-type="percentage" office:value="0.976696984466301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391721617" calcext:value-type="float">
            <text:p>391721617</text:p>
          </table:table-cell>
          <table:table-cell table:style-name="ce14" table:formula="of:=[pmu.E14]" office:value-type="float" office:value="690747071" calcext:value-type="float">
            <text:p>690747071</text:p>
          </table:table-cell>
          <table:table-cell table:style-name="ce14" table:formula="of:=[pmu.F14]" office:value-type="float" office:value="7113029410" calcext:value-type="float">
            <text:p>7113029410</text:p>
          </table:table-cell>
          <table:table-cell table:style-name="ce14" table:formula="of:=[pmu.G14]" office:value-type="float" office:value="5133069539" calcext:value-type="float">
            <text:p>5133069539</text:p>
          </table:table-cell>
          <table:table-cell/>
          <table:table-cell table:style-name="ce18" table:formula="of:=[.I20]/[.H20]" office:value-type="float" office:value="0.72164323287959" calcext:value-type="float">
            <text:p>0,72</text:p>
          </table:table-cell>
          <table:table-cell table:style-name="ce21" table:formula="of:=[.F20]/[.G20]" office:value-type="percentage" office:value="0.567098484301789" calcext:value-type="percentage">
            <text:p>56,7%</text:p>
          </table:table-cell>
          <table:table-cell table:style-name="ce24" table:formula="of:=['stats2-ht1'.D8]" office:value-type="float" office:value="1.275263" calcext:value-type="float">
            <text:p>1,275</text:p>
          </table:table-cell>
          <table:table-cell table:style-name="ce24" table:formula="of:=['stats2-ht1'.B8]+['stats2-ht1'.C8]" office:value-type="float" office:value="2.536217" calcext:value-type="float">
            <text:p>2,536</text:p>
          </table:table-cell>
          <table:table-cell table:style-name="ce27" table:formula="of:=[.N27]/([.M27]*[.C20])" office:value-type="percentage" office:value="0.990722431976619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7878355" calcext:value-type="float">
            <text:p>7878355</text:p>
          </table:table-cell>
          <table:table-cell table:style-name="ce14" table:formula="of:=[pmu.E15]" office:value-type="float" office:value="222052109" calcext:value-type="float">
            <text:p>222052109</text:p>
          </table:table-cell>
          <table:table-cell table:style-name="ce14" table:formula="of:=[pmu.F15]" office:value-type="float" office:value="1266035200" calcext:value-type="float">
            <text:p>1266035200</text:p>
          </table:table-cell>
          <table:table-cell table:style-name="ce14" table:formula="of:=[pmu.G15]" office:value-type="float" office:value="2226825428" calcext:value-type="float">
            <text:p>2226825428</text:p>
          </table:table-cell>
          <table:table-cell/>
          <table:table-cell table:style-name="ce18" table:formula="of:=[.I21]/[.H21]" office:value-type="float" office:value="1.75889693114378" calcext:value-type="float">
            <text:p>1,76</text:p>
          </table:table-cell>
          <table:table-cell table:style-name="ce21" table:formula="of:=[.F21]/[.G21]" office:value-type="percentage" office:value="0.035479757591494" calcext:value-type="percentage">
            <text:p>3,5%</text:p>
          </table:table-cell>
          <table:table-cell table:style-name="ce24" table:formula="of:=['stats2-ht1'.D9]" office:value-type="float" office:value="0.125569" calcext:value-type="float">
            <text:p>0,126</text:p>
          </table:table-cell>
          <table:table-cell table:style-name="ce24" table:formula="of:=['stats2-ht1'.B9]+['stats2-ht1'.C9]" office:value-type="float" office:value="0.207044" calcext:value-type="float">
            <text:p>0,207</text:p>
          </table:table-cell>
          <table:table-cell table:style-name="ce27" table:formula="of:=[.N28]/([.M28]*[.C21])" office:value-type="percentage" office:value="0.754784044201873" calcext:value-type="percentage">
            <text:p>75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7867951" calcext:value-type="float">
            <text:p>7867951</text:p>
          </table:table-cell>
          <table:table-cell table:style-name="ce14" table:formula="of:=[pmu.E16]" office:value-type="float" office:value="222042822" calcext:value-type="float">
            <text:p>222042822</text:p>
          </table:table-cell>
          <table:table-cell table:style-name="ce14" table:formula="of:=[pmu.F16]" office:value-type="float" office:value="768854404" calcext:value-type="float">
            <text:p>768854404</text:p>
          </table:table-cell>
          <table:table-cell table:style-name="ce14" table:formula="of:=[pmu.G16]" office:value-type="float" office:value="1414279339" calcext:value-type="float">
            <text:p>1414279339</text:p>
          </table:table-cell>
          <table:table-cell/>
          <table:table-cell table:style-name="ce19" table:formula="of:=[.I22]/[.H22]" office:value-type="float" office:value="1.83946314366172" calcext:value-type="float">
            <text:p>1,84</text:p>
          </table:table-cell>
          <table:table-cell table:style-name="ce22" table:formula="of:=[.F22]/[.G22]" office:value-type="percentage" office:value="0.0354343857150221" calcext:value-type="percentage">
            <text:p>3,5%</text:p>
          </table:table-cell>
          <table:table-cell table:style-name="ce25" table:formula="of:=['stats2-ht0'.D3]" office:value-type="float" office:value="0.034281" calcext:value-type="float">
            <text:p>0,034</text:p>
          </table:table-cell>
          <table:table-cell table:style-name="ce25" table:formula="of:=['stats2-ht0'.B3]+['stats2-ht0'.C3]" office:value-type="float" office:value="0.06461" calcext:value-type="float">
            <text:p>0,065</text:p>
          </table:table-cell>
          <table:table-cell table:style-name="ce28" table:formula="of:=[.N22]/([.M22]*[.C22])" office:value-type="percentage" office:value="0.942358740993553" calcext:value-type="percentage">
            <text:p>94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7881931" calcext:value-type="float">
            <text:p>7881931</text:p>
          </table:table-cell>
          <table:table-cell table:style-name="ce14" table:formula="of:=[pmu.E17]" office:value-type="float" office:value="2695792397" calcext:value-type="float">
            <text:p>2695792397</text:p>
          </table:table-cell>
          <table:table-cell table:style-name="ce14" table:formula="of:=[pmu.F17]" office:value-type="float" office:value="2570961615" calcext:value-type="float">
            <text:p>2570961615</text:p>
          </table:table-cell>
          <table:table-cell table:style-name="ce14" table:formula="of:=[pmu.G17]" office:value-type="float" office:value="6673026370" calcext:value-type="float">
            <text:p>6673026370</text:p>
          </table:table-cell>
          <table:table-cell/>
          <table:table-cell table:style-name="ce19" table:formula="of:=[.I23]/[.H23]" office:value-type="float" office:value="2.59553714496045" calcext:value-type="float">
            <text:p>2,60</text:p>
          </table:table-cell>
          <table:table-cell table:style-name="ce22" table:formula="of:=[.F23]/[.G23]" office:value-type="percentage" office:value="0.00292379005474285" calcext:value-type="percentage">
            <text:p>0,3%</text:p>
          </table:table-cell>
          <table:table-cell table:style-name="ce25" table:formula="of:=['stats2-ht0'.D4]" office:value-type="float" office:value="0.262902" calcext:value-type="float">
            <text:p>0,263</text:p>
          </table:table-cell>
          <table:table-cell table:style-name="ce25" table:formula="of:=['stats2-ht0'.B4]+['stats2-ht0'.C4]" office:value-type="float" office:value="0.524076" calcext:value-type="float">
            <text:p>0,524</text:p>
          </table:table-cell>
          <table:table-cell table:style-name="ce28" table:formula="of:=[.N23]/([.M23]*[.C23])" office:value-type="percentage" office:value="0.9967136043088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66008064" calcext:value-type="float">
            <text:p>166008064</text:p>
          </table:table-cell>
          <table:table-cell table:style-name="ce14" table:formula="of:=[pmu.E18]" office:value-type="float" office:value="1190591247" calcext:value-type="float">
            <text:p>1190591247</text:p>
          </table:table-cell>
          <table:table-cell table:style-name="ce14" table:formula="of:=[pmu.F18]" office:value-type="float" office:value="16586163837" calcext:value-type="float">
            <text:p>16586163837</text:p>
          </table:table-cell>
          <table:table-cell table:style-name="ce14" table:formula="of:=[pmu.G18]" office:value-type="float" office:value="4633067516" calcext:value-type="float">
            <text:p>4633067516</text:p>
          </table:table-cell>
          <table:table-cell/>
          <table:table-cell table:style-name="ce19" table:formula="of:=[.I24]/[.H24]" office:value-type="float" office:value="0.279333278118516" calcext:value-type="float">
            <text:p>0,28</text:p>
          </table:table-cell>
          <table:table-cell table:style-name="ce22" table:formula="of:=[.F24]/[.G24]" office:value-type="percentage" office:value="0.139433297883131" calcext:value-type="percentage">
            <text:p>13,9%</text:p>
          </table:table-cell>
          <table:table-cell table:style-name="ce25" table:formula="of:=['stats2-ht0'.D5]" office:value-type="float" office:value="2.841222" calcext:value-type="float">
            <text:p>2,841</text:p>
          </table:table-cell>
          <table:table-cell table:style-name="ce25" table:formula="of:=['stats2-ht0'.B5]+['stats2-ht0'.C5]" office:value-type="float" office:value="5.612651" calcext:value-type="float">
            <text:p>5,613</text:p>
          </table:table-cell>
          <table:table-cell table:style-name="ce28" table:formula="of:=[.N24]/([.M24]*[.C24])" office:value-type="percentage" office:value="0.98771778481231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646112790" calcext:value-type="float">
            <text:p>646112790</text:p>
          </table:table-cell>
          <table:table-cell table:style-name="ce14" table:formula="of:=[pmu.E19]" office:value-type="float" office:value="1689743992" calcext:value-type="float">
            <text:p>1689743992</text:p>
          </table:table-cell>
          <table:table-cell table:style-name="ce14" table:formula="of:=[pmu.F19]" office:value-type="float" office:value="104498316736" calcext:value-type="float">
            <text:p>104498316736</text:p>
          </table:table-cell>
          <table:table-cell table:style-name="ce14" table:formula="of:=[pmu.G19]" office:value-type="float" office:value="5133054388" calcext:value-type="float">
            <text:p>5133054388</text:p>
          </table:table-cell>
          <table:table-cell/>
          <table:table-cell table:style-name="ce19" table:formula="of:=[.I25]/[.H25]" office:value-type="float" office:value="0.0491209289137922" calcext:value-type="float">
            <text:p>0,05</text:p>
          </table:table-cell>
          <table:table-cell table:style-name="ce22" table:formula="of:=[.F25]/[.G25]" office:value-type="percentage" office:value="0.382373183783452" calcext:value-type="percentage">
            <text:p>38,2%</text:p>
          </table:table-cell>
          <table:table-cell table:style-name="ce25" table:formula="of:=['stats2-ht0'.D6]" office:value-type="float" office:value="12.571972" calcext:value-type="float">
            <text:p>12,572</text:p>
          </table:table-cell>
          <table:table-cell table:style-name="ce25" table:formula="of:=['stats2-ht0'.B6]+['stats2-ht0'.C6]" office:value-type="float" office:value="24.872553" calcext:value-type="float">
            <text:p>24,873</text:p>
          </table:table-cell>
          <table:table-cell table:style-name="ce28" table:formula="of:=[.N25]/([.M25]*[.C25])" office:value-type="percentage" office:value="0.989206506346021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636900418" calcext:value-type="float">
            <text:p>636900418</text:p>
          </table:table-cell>
          <table:table-cell table:style-name="ce14" table:formula="of:=[pmu.E20]" office:value-type="float" office:value="5115690594" calcext:value-type="float">
            <text:p>5115690594</text:p>
          </table:table-cell>
          <table:table-cell table:style-name="ce14" table:formula="of:=[pmu.F20]" office:value-type="float" office:value="89371702419" calcext:value-type="float">
            <text:p>89371702419</text:p>
          </table:table-cell>
          <table:table-cell table:style-name="ce14" table:formula="of:=[pmu.G20]" office:value-type="float" office:value="14577842948" calcext:value-type="float">
            <text:p>14577842948</text:p>
          </table:table-cell>
          <table:table-cell/>
          <table:table-cell table:style-name="ce19" table:formula="of:=[.I26]/[.H26]" office:value-type="float" office:value="0.163114750568977" calcext:value-type="float">
            <text:p>0,16</text:p>
          </table:table-cell>
          <table:table-cell table:style-name="ce22" table:formula="of:=[.F26]/[.G26]" office:value-type="percentage" office:value="0.124499401654001" calcext:value-type="percentage">
            <text:p>12,4%</text:p>
          </table:table-cell>
          <table:table-cell table:style-name="ce25" table:formula="of:=['stats2-ht0'.D7]" office:value-type="float" office:value="29.594496" calcext:value-type="float">
            <text:p>29,594</text:p>
          </table:table-cell>
          <table:table-cell table:style-name="ce25" table:formula="of:=['stats2-ht0'.B7]+['stats2-ht0'.C7]" office:value-type="float" office:value="57.80971" calcext:value-type="float">
            <text:p>57,810</text:p>
          </table:table-cell>
          <table:table-cell table:style-name="ce28" table:formula="of:=[.N26]/([.M26]*[.C26])" office:value-type="percentage" office:value="0.976696984466301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690505100" calcext:value-type="float">
            <text:p>690505100</text:p>
          </table:table-cell>
          <table:table-cell table:style-name="ce14" table:formula="of:=[pmu.E21]" office:value-type="float" office:value="690222936" calcext:value-type="float">
            <text:p>690222936</text:p>
          </table:table-cell>
          <table:table-cell table:style-name="ce14" table:formula="of:=[pmu.F21]" office:value-type="float" office:value="9302501864" calcext:value-type="float">
            <text:p>9302501864</text:p>
          </table:table-cell>
          <table:table-cell table:style-name="ce14" table:formula="of:=[pmu.G21]" office:value-type="float" office:value="5133069845" calcext:value-type="float">
            <text:p>5133069845</text:p>
          </table:table-cell>
          <table:table-cell/>
          <table:table-cell table:style-name="ce19" table:formula="of:=[.I27]/[.H27]" office:value-type="float" office:value="0.551794551621065" calcext:value-type="float">
            <text:p>0,55</text:p>
          </table:table-cell>
          <table:table-cell table:style-name="ce22" table:formula="of:=[.F27]/[.G27]" office:value-type="percentage" office:value="1.00040880125143" calcext:value-type="percentage">
            <text:p>100,0%</text:p>
          </table:table-cell>
          <table:table-cell table:style-name="ce25" table:formula="of:=['stats2-ht0'.D8]" office:value-type="float" office:value="1.691661" calcext:value-type="float">
            <text:p>1,692</text:p>
          </table:table-cell>
          <table:table-cell table:style-name="ce25" table:formula="of:=['stats2-ht0'.B8]+['stats2-ht0'.C8]" office:value-type="float" office:value="3.351933" calcext:value-type="float">
            <text:p>3,352</text:p>
          </table:table-cell>
          <table:table-cell table:style-name="ce28" table:formula="of:=[.N27]/([.M27]*[.C27])" office:value-type="percentage" office:value="0.990722431976619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7885886" calcext:value-type="float">
            <text:p>7885886</text:p>
          </table:table-cell>
          <table:table-cell table:style-name="ce14" table:formula="of:=[pmu.E22]" office:value-type="float" office:value="222050859" calcext:value-type="float">
            <text:p>222050859</text:p>
          </table:table-cell>
          <table:table-cell table:style-name="ce14" table:formula="of:=[pmu.F22]" office:value-type="float" office:value="1084222240" calcext:value-type="float">
            <text:p>1084222240</text:p>
          </table:table-cell>
          <table:table-cell table:style-name="ce14" table:formula="of:=[pmu.G22]" office:value-type="float" office:value="2226825433" calcext:value-type="float">
            <text:p>2226825433</text:p>
          </table:table-cell>
          <table:table-cell/>
          <table:table-cell table:style-name="ce19" table:formula="of:=[.I28]/[.H28]" office:value-type="float" office:value="2.05384592830341" calcext:value-type="float">
            <text:p>2,05</text:p>
          </table:table-cell>
          <table:table-cell table:style-name="ce22" table:formula="of:=[.F28]/[.G28]" office:value-type="percentage" office:value="0.0355138729726779" calcext:value-type="percentage">
            <text:p>3,6%</text:p>
          </table:table-cell>
          <table:table-cell table:style-name="ce25" table:formula="of:=['stats2-ht0'.D9]" office:value-type="float" office:value="0.089046" calcext:value-type="float">
            <text:p>0,089</text:p>
          </table:table-cell>
          <table:table-cell table:style-name="ce25" table:formula="of:=['stats2-ht0'.B9]+['stats2-ht0'.C9]" office:value-type="float" office:value="0.134421" calcext:value-type="float">
            <text:p>0,134</text:p>
          </table:table-cell>
          <table:table-cell table:style-name="ce28" table:formula="of:=[.N28]/([.M28]*[.C28])" office:value-type="percentage" office:value="0.754784044201873" calcext:value-type="percentage">
            <text:p>75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66837" calcext:value-type="float">
            <text:p>7866837</text:p>
          </table:table-cell>
          <table:table-cell office:value-type="float" office:value="222041513" calcext:value-type="float">
            <text:p>222041513</text:p>
          </table:table-cell>
          <table:table-cell office:value-type="float" office:value="454888963" calcext:value-type="float">
            <text:p>454888963</text:p>
          </table:table-cell>
          <table:table-cell office:value-type="float" office:value="1394273926" calcext:value-type="float">
            <text:p>1394273926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71075" calcext:value-type="float">
            <text:p>7871075</text:p>
          </table:table-cell>
          <table:table-cell office:value-type="float" office:value="2695790103" calcext:value-type="float">
            <text:p>2695790103</text:p>
          </table:table-cell>
          <table:table-cell office:value-type="float" office:value="2240525866" calcext:value-type="float">
            <text:p>2240525866</text:p>
          </table:table-cell>
          <table:table-cell office:value-type="float" office:value="6653022343" calcext:value-type="float">
            <text:p>6653022343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7873128" calcext:value-type="float">
            <text:p>7873128</text:p>
          </table:table-cell>
          <table:table-cell office:value-type="float" office:value="1190550767" calcext:value-type="float">
            <text:p>1190550767</text:p>
          </table:table-cell>
          <table:table-cell office:value-type="float" office:value="3081658596" calcext:value-type="float">
            <text:p>3081658596</text:p>
          </table:table-cell>
          <table:table-cell office:value-type="float" office:value="4613046537" calcext:value-type="float">
            <text:p>4613046537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886141" calcext:value-type="float">
            <text:p>7886141</text:p>
          </table:table-cell>
          <table:table-cell office:value-type="float" office:value="1690791031" calcext:value-type="float">
            <text:p>1690791031</text:p>
          </table:table-cell>
          <table:table-cell office:value-type="float" office:value="12753577809" calcext:value-type="float">
            <text:p>12753577809</text:p>
          </table:table-cell>
          <table:table-cell office:value-type="float" office:value="5113025666" calcext:value-type="float">
            <text:p>5113025666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7957727" calcext:value-type="float">
            <text:p>7957727</text:p>
          </table:table-cell>
          <table:table-cell office:value-type="float" office:value="4690775229" calcext:value-type="float">
            <text:p>4690775229</text:p>
          </table:table-cell>
          <table:table-cell office:value-type="float" office:value="25484114689" calcext:value-type="float">
            <text:p>25484114689</text:p>
          </table:table-cell>
          <table:table-cell office:value-type="float" office:value="11613032145" calcext:value-type="float">
            <text:p>11613032145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02576958" calcext:value-type="float">
            <text:p>502576958</text:p>
          </table:table-cell>
          <table:table-cell office:value-type="float" office:value="690204182" calcext:value-type="float">
            <text:p>690204182</text:p>
          </table:table-cell>
          <table:table-cell office:value-type="float" office:value="5099653533" calcext:value-type="float">
            <text:p>5099653533</text:p>
          </table:table-cell>
          <table:table-cell office:value-type="float" office:value="5113064444" calcext:value-type="float">
            <text:p>5113064444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69417" calcext:value-type="float">
            <text:p>7869417</text:p>
          </table:table-cell>
          <table:table-cell office:value-type="float" office:value="222045763" calcext:value-type="float">
            <text:p>222045763</text:p>
          </table:table-cell>
          <table:table-cell office:value-type="float" office:value="718978582" calcext:value-type="float">
            <text:p>718978582</text:p>
          </table:table-cell>
          <table:table-cell office:value-type="float" office:value="2206799375" calcext:value-type="float">
            <text:p>2206799375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7892727" calcext:value-type="float">
            <text:p>7892727</text:p>
          </table:table-cell>
          <table:table-cell office:value-type="float" office:value="222042835" calcext:value-type="float">
            <text:p>222042835</text:p>
          </table:table-cell>
          <table:table-cell office:value-type="float" office:value="919638640" calcext:value-type="float">
            <text:p>919638640</text:p>
          </table:table-cell>
          <table:table-cell office:value-type="float" office:value="1414286555" calcext:value-type="float">
            <text:p>1414286555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7870621" calcext:value-type="float">
            <text:p>7870621</text:p>
          </table:table-cell>
          <table:table-cell office:value-type="float" office:value="2695792680" calcext:value-type="float">
            <text:p>2695792680</text:p>
          </table:table-cell>
          <table:table-cell office:value-type="float" office:value="4471427023" calcext:value-type="float">
            <text:p>4471427023</text:p>
          </table:table-cell>
          <table:table-cell office:value-type="float" office:value="6673026594" calcext:value-type="float">
            <text:p>6673026594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5173964" calcext:value-type="float">
            <text:p>15173964</text:p>
          </table:table-cell>
          <table:table-cell office:value-type="float" office:value="1190669186" calcext:value-type="float">
            <text:p>1190669186</text:p>
          </table:table-cell>
          <table:table-cell office:value-type="float" office:value="11779844003" calcext:value-type="float">
            <text:p>11779844003</text:p>
          </table:table-cell>
          <table:table-cell office:value-type="float" office:value="4633068298" calcext:value-type="float">
            <text:p>463306829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7915282" calcext:value-type="float">
            <text:p>7915282</text:p>
          </table:table-cell>
          <table:table-cell office:value-type="float" office:value="1690796139" calcext:value-type="float">
            <text:p>1690796139</text:p>
          </table:table-cell>
          <table:table-cell office:value-type="float" office:value="26894835843" calcext:value-type="float">
            <text:p>26894835843</text:p>
          </table:table-cell>
          <table:table-cell office:value-type="float" office:value="5133033571" calcext:value-type="float">
            <text:p>5133033571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8170974" calcext:value-type="float">
            <text:p>8170974</text:p>
          </table:table-cell>
          <table:table-cell office:value-type="float" office:value="5287924539" calcext:value-type="float">
            <text:p>5287924539</text:p>
          </table:table-cell>
          <table:table-cell office:value-type="float" office:value="51957051486" calcext:value-type="float">
            <text:p>51957051486</text:p>
          </table:table-cell>
          <table:table-cell office:value-type="float" office:value="15967987384" calcext:value-type="float">
            <text:p>15967987384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391721617" calcext:value-type="float">
            <text:p>391721617</text:p>
          </table:table-cell>
          <table:table-cell office:value-type="float" office:value="690747071" calcext:value-type="float">
            <text:p>690747071</text:p>
          </table:table-cell>
          <table:table-cell office:value-type="float" office:value="7113029410" calcext:value-type="float">
            <text:p>7113029410</text:p>
          </table:table-cell>
          <table:table-cell office:value-type="float" office:value="5133069539" calcext:value-type="float">
            <text:p>5133069539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7878355" calcext:value-type="float">
            <text:p>7878355</text:p>
          </table:table-cell>
          <table:table-cell office:value-type="float" office:value="222052109" calcext:value-type="float">
            <text:p>222052109</text:p>
          </table:table-cell>
          <table:table-cell office:value-type="float" office:value="1266035200" calcext:value-type="float">
            <text:p>1266035200</text:p>
          </table:table-cell>
          <table:table-cell office:value-type="float" office:value="2226825428" calcext:value-type="float">
            <text:p>222682542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67951" calcext:value-type="float">
            <text:p>7867951</text:p>
          </table:table-cell>
          <table:table-cell office:value-type="float" office:value="222042822" calcext:value-type="float">
            <text:p>222042822</text:p>
          </table:table-cell>
          <table:table-cell office:value-type="float" office:value="768854404" calcext:value-type="float">
            <text:p>768854404</text:p>
          </table:table-cell>
          <table:table-cell office:value-type="float" office:value="1414279339" calcext:value-type="float">
            <text:p>1414279339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81931" calcext:value-type="float">
            <text:p>7881931</text:p>
          </table:table-cell>
          <table:table-cell office:value-type="float" office:value="2695792397" calcext:value-type="float">
            <text:p>2695792397</text:p>
          </table:table-cell>
          <table:table-cell office:value-type="float" office:value="2570961615" calcext:value-type="float">
            <text:p>2570961615</text:p>
          </table:table-cell>
          <table:table-cell office:value-type="float" office:value="6673026370" calcext:value-type="float">
            <text:p>6673026370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66008064" calcext:value-type="float">
            <text:p>166008064</text:p>
          </table:table-cell>
          <table:table-cell office:value-type="float" office:value="1190591247" calcext:value-type="float">
            <text:p>1190591247</text:p>
          </table:table-cell>
          <table:table-cell office:value-type="float" office:value="16586163837" calcext:value-type="float">
            <text:p>16586163837</text:p>
          </table:table-cell>
          <table:table-cell office:value-type="float" office:value="4633067516" calcext:value-type="float">
            <text:p>4633067516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646112790" calcext:value-type="float">
            <text:p>646112790</text:p>
          </table:table-cell>
          <table:table-cell office:value-type="float" office:value="1689743992" calcext:value-type="float">
            <text:p>1689743992</text:p>
          </table:table-cell>
          <table:table-cell office:value-type="float" office:value="104498316736" calcext:value-type="float">
            <text:p>104498316736</text:p>
          </table:table-cell>
          <table:table-cell office:value-type="float" office:value="5133054388" calcext:value-type="float">
            <text:p>513305438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636900418" calcext:value-type="float">
            <text:p>636900418</text:p>
          </table:table-cell>
          <table:table-cell office:value-type="float" office:value="5115690594" calcext:value-type="float">
            <text:p>5115690594</text:p>
          </table:table-cell>
          <table:table-cell office:value-type="float" office:value="89371702419" calcext:value-type="float">
            <text:p>89371702419</text:p>
          </table:table-cell>
          <table:table-cell office:value-type="float" office:value="14577842948" calcext:value-type="float">
            <text:p>1457784294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690505100" calcext:value-type="float">
            <text:p>690505100</text:p>
          </table:table-cell>
          <table:table-cell office:value-type="float" office:value="690222936" calcext:value-type="float">
            <text:p>690222936</text:p>
          </table:table-cell>
          <table:table-cell office:value-type="float" office:value="9302501864" calcext:value-type="float">
            <text:p>9302501864</text:p>
          </table:table-cell>
          <table:table-cell office:value-type="float" office:value="5133069845" calcext:value-type="float">
            <text:p>5133069845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85886" calcext:value-type="float">
            <text:p>7885886</text:p>
          </table:table-cell>
          <table:table-cell office:value-type="float" office:value="222050859" calcext:value-type="float">
            <text:p>222050859</text:p>
          </table:table-cell>
          <table:table-cell office:value-type="float" office:value="1084222240" calcext:value-type="float">
            <text:p>1084222240</text:p>
          </table:table-cell>
          <table:table-cell office:value-type="float" office:value="2226825433" calcext:value-type="float">
            <text:p>2226825433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7" table:default-cell-style-name="Default"/>
        <table:table-column table:style-name="co34" table:number-columns-repeated="2" table:default-cell-style-name="Default"/>
        <table:table-column table:style-name="co37" table:default-cell-style-name="Default"/>
        <table:table-column table:style-name="co34" table:number-columns-repeated="2" table:default-cell-style-name="Default"/>
        <table:table-column table:style-name="co37" table:default-cell-style-name="Default"/>
        <table:table-column table:style-name="co34" table:number-columns-repeated="2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5" table:default-cell-style-name="Default"/>
        <table:table-row table:style-name="ro5">
          <table:table-cell office:value-type="string" calcext:value-type="string">
            <text:p>EXPERIMENT thread=1 width=100 height=100000 repeat=25 hyperthread=0 size(Mib)=3814,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052202" calcext:value-type="float">
            <text:p>0,052202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52364" calcext:value-type="float">
            <text:p>0,052364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502935" calcext:value-type="float">
            <text:p>0,502935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503573" calcext:value-type="float">
            <text:p>0,503573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0.735254" calcext:value-type="float">
            <text:p>0,73525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736312" calcext:value-type="float">
            <text:p>0,73631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3.254596" calcext:value-type="float">
            <text:p>3,25459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3.258347" calcext:value-type="float">
            <text:p>3,25834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6.463443" calcext:value-type="float">
            <text:p>6,46344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.475941" calcext:value-type="float">
            <text:p>6,475941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1.9204" calcext:value-type="float">
            <text:p>1,9204</text:p>
          </table:table-cell>
          <table:table-cell office:value-type="float" office:value="0" calcext:value-type="float">
            <text:p>0</text:p>
          </table:table-cell>
          <table:table-cell office:value-type="float" office:value="1.932592" calcext:value-type="float">
            <text:p>1,93259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26687" calcext:value-type="float">
            <text:p>0,126687</text:p>
          </table:table-cell>
          <table:table-cell office:value-type="float" office:value="0" calcext:value-type="float">
            <text:p>0</text:p>
          </table:table-cell>
          <table:table-cell office:value-type="float" office:value="0.126877" calcext:value-type="float">
            <text:p>0,126877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4" table:number-columns-repeated="2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34" table:number-columns-repeated="2" table:default-cell-style-name="Default"/>
        <table:table-column table:style-name="co37" table:default-cell-style-name="Default"/>
        <table:table-column table:style-name="co34" table:default-cell-style-name="Default"/>
        <table:table-row table:style-name="ro5">
          <table:table-cell office:value-type="string" calcext:value-type="string">
            <text:p>EXPERIMENT thread=2 width=100 height=100000 repeat=25 hyperthread=0 size(Mib)=3814,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064607" calcext:value-type="float">
            <text:p>0,06460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34281" calcext:value-type="float">
            <text:p>0,034281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524076" calcext:value-type="float">
            <text:p>0,524076</text:p>
          </table:table-cell>
          <table:table-cell office:value-type="float" office:value="0" calcext:value-type="float">
            <text:p>0</text:p>
          </table:table-cell>
          <table:table-cell office:value-type="float" office:value="0.262902" calcext:value-type="float">
            <text:p>0,26290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5.611694" calcext:value-type="float">
            <text:p>5,611694</text:p>
          </table:table-cell>
          <table:table-cell office:value-type="float" office:value="0.000957" calcext:value-type="float">
            <text:p>0,000957</text:p>
          </table:table-cell>
          <table:table-cell office:value-type="float" office:value="2.841222" calcext:value-type="float">
            <text:p>2,84122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24.872553" calcext:value-type="float">
            <text:p>24,872553</text:p>
          </table:table-cell>
          <table:table-cell office:value-type="float" office:value="0" calcext:value-type="float">
            <text:p>0</text:p>
          </table:table-cell>
          <table:table-cell office:value-type="float" office:value="12.571972" calcext:value-type="float">
            <text:p>12,57197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29.876448" calcext:value-type="float">
            <text:p>29,876448</text:p>
          </table:table-cell>
          <table:table-cell office:value-type="float" office:value="27.933262" calcext:value-type="float">
            <text:p>27,933262</text:p>
          </table:table-cell>
          <table:table-cell office:value-type="float" office:value="29.594496" calcext:value-type="float">
            <text:p>29,59449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3.348913" calcext:value-type="float">
            <text:p>3,348913</text:p>
          </table:table-cell>
          <table:table-cell office:value-type="float" office:value="0.00302" calcext:value-type="float">
            <text:p>0,00302</text:p>
          </table:table-cell>
          <table:table-cell office:value-type="float" office:value="1.691661" calcext:value-type="float">
            <text:p>1,691661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33605" calcext:value-type="float">
            <text:p>0,133605</text:p>
          </table:table-cell>
          <table:table-cell office:value-type="float" office:value="0.000816" calcext:value-type="float">
            <text:p>0,000816</text:p>
          </table:table-cell>
          <table:table-cell office:value-type="float" office:value="0.089046" calcext:value-type="float">
            <text:p>0,089046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39" table:default-cell-style-name="Default"/>
        <table:table-column table:style-name="co34" table:number-columns-repeated="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34" table:number-columns-repeated="2" table:default-cell-style-name="Default"/>
        <table:table-column table:style-name="co37" table:default-cell-style-name="Default"/>
        <table:table-column table:style-name="co34" table:default-cell-style-name="Default"/>
        <table:table-row table:style-name="ro5">
          <table:table-cell office:value-type="string" calcext:value-type="string">
            <text:p>EXPERIMENT thread=2 width=100 height=100000 repeat=25 hyperthread=1 size(Mib)=3814,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101647" calcext:value-type="float">
            <text:p>0,101647</text:p>
          </table:table-cell>
          <table:table-cell office:value-type="float" office:value="0" calcext:value-type="float">
            <text:p>0</text:p>
          </table:table-cell>
          <table:table-cell office:value-type="float" office:value="0.051012" calcext:value-type="float">
            <text:p>0,05101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1.043379" calcext:value-type="float">
            <text:p>1,04337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522628" calcext:value-type="float">
            <text:p>0,522628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2.915215" calcext:value-type="float">
            <text:p>2,915215</text:p>
          </table:table-cell>
          <table:table-cell office:value-type="float" office:value="0.001" calcext:value-type="float">
            <text:p>0,001</text:p>
          </table:table-cell>
          <table:table-cell office:value-type="float" office:value="1.466447" calcext:value-type="float">
            <text:p>1,46644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6.897574" calcext:value-type="float">
            <text:p>6,897574</text:p>
          </table:table-cell>
          <table:table-cell office:value-type="float" office:value="0" calcext:value-type="float">
            <text:p>0</text:p>
          </table:table-cell>
          <table:table-cell office:value-type="float" office:value="3.471193" calcext:value-type="float">
            <text:p>3,471193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29.339446" calcext:value-type="float">
            <text:p>29,339446</text:p>
          </table:table-cell>
          <table:table-cell office:value-type="float" office:value="46.885453" calcext:value-type="float">
            <text:p>46,885453</text:p>
          </table:table-cell>
          <table:table-cell office:value-type="float" office:value="38.183729" calcext:value-type="float">
            <text:p>38,18372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2.535986" calcext:value-type="float">
            <text:p>2,535986</text:p>
          </table:table-cell>
          <table:table-cell office:value-type="float" office:value="0.000231" calcext:value-type="float">
            <text:p>0,000231</text:p>
          </table:table-cell>
          <table:table-cell office:value-type="float" office:value="1.275263" calcext:value-type="float">
            <text:p>1,275263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206847" calcext:value-type="float">
            <text:p>0,206847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125569" calcext:value-type="float">
            <text:p>0,125569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currency-style style:name="N119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percentage-style style:name="N120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00-00-00</text:date>, <text:time style:data-style-name="N2" text:time-value="15:25:29.129755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8M22S</meta:editing-duration>
    <meta:editing-cycles>6</meta:editing-cycles>
    <meta:generator>LibreOffice/6.0.6.1$Linux_X86_64 LibreOffice_project/00$Build-1</meta:generator>
    <dc:date>2018-11-08T15:33:19.437027303</dc:date>
    <meta:document-statistic meta:table-count="6" meta:cell-count="787" meta:object-count="0"/>
  </office:meta>
</office:document-meta>
</file>